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LocalUserDao.load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LdapLocalUserDao.LdapLocalUserDao( Dir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LocalUserDao.add( String id , String description , String firstName , String lastName , String password , String address1 , String address2 , String city , String stateProvRegion , String zipPostalCode , String country , String company , String email , boolean disabled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LdapLocalUserDao.getRelativeDn( String 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LocalUserDao.getEntryObject( Object extra , Attributes att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LdapLocalUserDao.modify( String creatorsName , Date createTimestamp , String id , String description , String password , String firstName , String lastName , String address1 , String address2 , String city , String stateProvRegion , String zipPostalCode , String country , String company , String email , boolean disabled , ModificationItem [ ] mod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LdapLocalUserDao.rename( String newId , LocalUser arche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LdapLocalUserDao.delete( String 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LdapLocalUserDao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